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8A5347107D29DB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5.14cm" fo:min-width="0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0.634cm" fo:min-width="0.384cm"/>
    </style:style>
    <style:style style:name="gr7" style:family="graphic" style:parent-style-name="standard">
      <style:graphic-properties draw:fill-color="#ffd428" draw:textarea-horizontal-align="justify" draw:textarea-vertical-align="middle" draw:auto-grow-height="false" fo:min-height="0.634cm" fo:min-width="0.384cm"/>
    </style:style>
    <style:style style:name="gr8" style:family="graphic" style:parent-style-name="standard">
      <style:graphic-properties draw:fill-color="#8d1d75" draw:textarea-horizontal-align="justify" draw:textarea-vertical-align="middle" draw:auto-grow-height="false" fo:min-height="0.634cm" fo:min-width="0.384cm"/>
    </style:style>
    <style:style style:name="gr9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color="#666666" loext:opacity="100%" fo:font-size="6pt"/>
    </style:style>
    <style:style style:name="P7" style:family="paragraph">
      <loext:graphic-properties draw:fill="none" draw:fill-color="#ffffff"/>
      <style:text-properties fo:color="#666666" loext:opacity="100%" fo:font-size="6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ffd428"/>
      <style:paragraph-properties fo:text-align="center"/>
    </style:style>
    <style:style style:name="P11" style:family="paragraph">
      <loext:graphic-properties draw:fill-color="#8d1d75"/>
      <style:paragraph-properties fo:text-align="center"/>
    </style:style>
    <style:style style:name="P12" style:family="paragraph"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 loext:opacity="100%" fo:font-size="8pt" style:font-size-asian="8pt" style:font-size-complex="8pt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5.39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5.39cm" svg:x="8.072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5cm" svg:height="3.802cm" svg:x="0.5cm" svg:y="0.85cm">
          <draw:text-box>
            <text:p><text:span text:style-name="T1">웃</text:span><text:span text:style-name="T1">ID: <text:s text:c="2"/>19891117-XMWT3</text:span></text:p>
            <text:p><text:span text:style-name="T1"/></text:p>
            <text:p><text:span text:style-name="T2">Name</text:span></text:p>
            <text:p><text:span text:style-name="T1">Jan Scholtyssek</text:span><text:span text:style-name="T1"><text:line-break/></text:span><text:span text:style-name="T1"><text:line-break/></text:span><text:span text:style-name="T2">Nationality</text:span></text:p>
            <text:p><text:span text:style-name="T1">Germany</text:span></text:p>
          </draw:text-box>
        </draw:frame>
        <draw:frame draw:style-name="gr3" draw:text-style-name="P4" draw:layer="layout" svg:width="6cm" svg:height="0.962cm" svg:x="1.28cm" svg:y="0.038cm">
          <draw:text-box>
            <text:p text:style-name="P3"><text:span text:style-name="T3">EMERGENCY</text:span></text:p>
          </draw:text-box>
        </draw:frame>
        <draw:frame draw:style-name="gr4" draw:text-style-name="P5" draw:layer="layout" svg:width="3.193cm" svg:height="3.193cm" svg:x="5.1cm" svg:y="1.907cm">
          <draw:image xlink:href="Pictures/1000000000000190000001908A5347107D29DB9B.png" xlink:type="simple" xlink:show="embed" xlink:actuate="onLoad" draw:mime-type="image/png">
            <text:p/>
          </draw:image>
        </draw:frame>
        <draw:frame draw:style-name="gr5" draw:text-style-name="P7" draw:layer="layout" svg:width="2.471cm" svg:height="0.489cm" svg:x="0.379cm" svg:y="4.901cm">
          <draw:text-box>
            <text:p text:style-name="P6">Created: 2022-04-18</text:p>
          </draw:text-box>
        </draw:frame>
      </draw:page>
      <draw:page draw:name="page2" draw:style-name="dp1" draw:master-page-name="Default">
        <draw:custom-shape draw:style-name="gr1" draw:text-style-name="P1" draw:layer="layout" svg:width="0.5cm" svg:height="5.39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5.39cm" svg:x="8.072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829cm" svg:height="5.234cm" svg:x="0.55cm" svg:y="0.05cm">
          <draw:text-box>
            <text:p>Contacts</text:p>
            <text:p/>
            <text:p><text:span text:style-name="T2">Parents</text:span></text:p>
            <text:p><text:span text:style-name="T4">+49 4630 872</text:span></text:p>
            <text:p><text:span text:style-name="T4">+49 170 6203040</text:span></text:p>
            <text:p><text:span text:style-name="T1"/></text:p>
            <text:p text:style-name="P8"><text:span text:style-name="T2">Home address</text:span></text:p>
            <text:p text:style-name="P8"><text:span text:style-name="T4">Poststr. 28</text:span></text:p>
            <text:p text:style-name="P8"><text:span text:style-name="T4">69115 Heidelberg</text:span></text:p>
            <text:p text:style-name="P8"><text:span text:style-name="T4">Germany</text:span></text:p>
          </draw:text-box>
        </draw:frame>
        <draw:g>
          <draw:custom-shape draw:style-name="gr6" draw:text-style-name="P9" draw:layer="layout" svg:width="1.25cm" svg:height="1.25cm" svg:x="5.95cm" svg:y="0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0" draw:layer="layout" svg:width="1.25cm" svg:height="1.25cm" svg:x="6.6cm" svg:y="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1.25cm" svg:height="1.25cm" svg:x="6.651cm" svg:y="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3" draw:layer="layout" svg:width="1.75cm" svg:height="1.205cm" svg:x="5.5cm" svg:y="1.245cm">
            <draw:text-box>
              <text:p text:style-name="P12"><text:span text:style-name="T5">Health Sharing Porta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56cm" fo:page-height="5.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8T16:43:28.427586055</meta:creation-date>
    <dc:date>2022-04-18T17:11:09.522539042</dc:date>
    <meta:editing-duration>PT7M20S</meta:editing-duration>
    <meta:editing-cycles>1</meta:editing-cycles>
    <meta:document-statistic meta:object-count="14"/>
    <meta:generator>LibreOffice/7.3.2.2$Linux_X86_64 LibreOffice_project/454130fadb9a820d3728b86ccb63c8f359d70528</meta:generator>
  </office:meta>
</office:document-meta>
</file>